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URW Chancery L" svg:font-family="'URW Chancery L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868in" style:rel-width="100%" table:align="left" style:may-break-between-rows="false"/>
    </style:style>
    <style:style style:name="Table1.A" style:family="table-column">
      <style:table-column-properties style:column-width="2.6576in" style:rel-column-width="24574*"/>
    </style:style>
    <style:style style:name="Table1.B" style:family="table-column">
      <style:table-column-properties style:column-width="4.4292in" style:rel-column-width="40959*"/>
    </style:style>
    <style:style style:name="Table1.A1" style:family="table-cell">
      <style:table-cell-properties style:border-line-width-left="0.0007in 0.0347in 0.0007in" style:border-line-width-top="0.0007in 0.0347in 0.0007in" style:border-line-width-bottom="0.0007in 0.0347in 0.0007in" fo:padding="0.0417in" fo:border-left="0.0361in double #808080" fo:border-right="none" fo:border-top="0.0361in double #808080" fo:border-bottom="0.0361in double #808080"/>
    </style:style>
    <style:style style:name="Table1.B1" style:family="table-cell">
      <style:table-cell-properties style:border-line-width="0.0007in 0.0347in 0.0007in" fo:padding="0.0417in" fo:border="0.0361in double #808080"/>
    </style:style>
    <style:style style:name="Table1.A2" style:family="table-cell">
      <style:table-cell-properties style:border-line-width-left="0.0007in 0.0347in 0.0007in" style:border-line-width-bottom="0.0007in 0.0347in 0.0007in" fo:padding="0.0417in" fo:border-left="0.0361in double #808080" fo:border-right="none" fo:border-top="none" fo:border-bottom="0.0361in double #808080"/>
    </style:style>
    <style:style style:name="Table1.B4" style:family="table-cell">
      <style:table-cell-properties style:border-line-width-left="0.0007in 0.0347in 0.0007in" style:border-line-width-right="0.0007in 0.0347in 0.0007in" style:border-line-width-bottom="0.0007in 0.0347in 0.0007in" fo:padding="0.0417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text-properties style:font-name="URW Chancery L" fo:font-size="14pt" style:font-size-asian="14pt" style:font-size-complex="14pt"/>
    </style:style>
    <style:style style:name="P2" style:family="paragraph" style:parent-style-name="Table_20_Contents">
      <style:text-properties style:font-name="URW Chancery L" fo:font-size="16pt" style:font-size-asian="16pt" style:font-size-complex="16pt"/>
    </style:style>
    <style:style style:name="P3" style:family="paragraph" style:parent-style-name="Heading_20_1" style:master-page-name="HTML">
      <style:paragraph-properties fo:text-align="center" style:justify-single-word="false" style:page-number="auto"/>
      <style:text-properties style:font-name="URW Chancery L" fo:font-size="32pt" fo:font-weight="normal" style:font-size-asian="32pt" style:font-weight-asian="normal" style:font-size-complex="3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mon Slice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/>
            </table:table-cell>
            <table:table-cell table:style-name="Table1.B1" table:number-rows-spanned="3" office:value-type="string">
              <text:p text:style-name="P2"/>
            </table:table-cell>
          </table:table-row>
          <table:table-row>
            <table:table-cell table:style-name="Table1.A2" office:value-type="string">
              <text:p text:style-name="P2"/>
            </table:table-cell>
            <table:covered-table-cell/>
          </table:table-row>
          <table:table-row>
            <table:table-cell table:style-name="Table1.A2" office:value-type="string">
              <text:p text:style-name="P2"/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4" table:number-rows-spanned="4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B4" table:number-rows-spanned="3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URW Chancery L" svg:font-family="'URW Chancery L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KaitiM GB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4T01:05:52</meta:creation-date>
    <meta:editing-duration>PT17S</meta:editing-duration>
    <meta:editing-cycles>2</meta:editing-cycles>
    <meta:generator>OpenOffice.org/3.4.1$Unix OpenOffice.org_project/341m1$Build-9593</meta:generator>
    <meta:initial-creator>Pamela Mclean</meta:initial-creator>
    <meta:document-statistic meta:table-count="1" meta:image-count="0" meta:object-count="0" meta:page-count="1" meta:paragraph-count="1" meta:word-count="2" meta:character-count="11"/>
    <dc:date>2012-11-04T01:06:09</dc:date>
    <dc:creator>Pamela Mclean</dc:creator>
  </office:meta>
</office:document-meta>
</file>